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3b30" officeooo:paragraph-rsid="00093b30"/>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93b30" officeooo:paragraph-rsid="00093b30" style:font-size-asian="24pt" style:font-weight-asian="bold" style:font-size-complex="24pt" style:font-weight-complex="bold"/>
    </style:style>
    <style:style style:name="P3" style:family="paragraph" style:parent-style-name="Standard">
      <style:paragraph-properties fo:line-height="150%"/>
      <style:text-properties officeooo:rsid="00096ecf" officeooo:paragraph-rsid="00096ecf"/>
    </style:style>
    <style:style style:name="P4" style:family="paragraph" style:parent-style-name="Standard">
      <style:text-properties fo:font-size="14pt" officeooo:rsid="00093b30" officeooo:paragraph-rsid="00093b30"/>
    </style:style>
    <style:style style:name="P5" style:family="paragraph" style:parent-style-name="Standard">
      <style:paragraph-properties fo:padding="0.074cm" fo:border-left="none" fo:border-right="none" fo:border-top="none" fo:border-bottom="0.99pt solid #000000" style:join-border="false"/>
    </style:style>
    <style:style style:name="P6" style:family="paragraph" style:parent-style-name="Standard">
      <style:paragraph-properties fo:margin-left="1.251cm" fo:margin-right="0cm" fo:line-height="150%" fo:text-indent="0cm" style:auto-text-indent="false"/>
      <style:text-properties officeooo:rsid="00096ecf" officeooo:paragraph-rsid="00096ecf"/>
    </style:style>
    <style:style style:name="P7" style:family="paragraph" style:parent-style-name="Standard">
      <style:paragraph-properties fo:margin-left="0cm" fo:margin-right="0cm" fo:line-height="150%" fo:text-indent="0cm" style:auto-text-indent="false"/>
      <style:text-properties officeooo:rsid="00096ecf" officeooo:paragraph-rsid="00096ecf"/>
    </style:style>
    <style:style style:name="P8" style:family="paragraph" style:parent-style-name="Header">
      <style:text-properties officeooo:rsid="00093b30" officeooo:paragraph-rsid="00093b30"/>
    </style:style>
    <style:style style:name="T1" style:family="text">
      <style:text-properties fo:font-size="14pt"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16pt"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réhension Orale</text:p>
      <text:p text:style-name="P5"/>
      <text:p text:style-name="Standard"/>
      <text:p text:style-name="Standard"/>
      <text:p text:style-name="Standard"/>
      <text:p text:style-name="Standard"/>
      <text:p text:style-name="P5"/>
      <text:p text:style-name="Standard"/>
      <text:p text:style-name="P4"><text:span text:style-name="T3">Doc 4 :</text:span><text:span text:style-name="T2"> Memories of the 60’s</text:span></text:p>
      <text:p text:style-name="P1"/>
      <text:p text:style-name="P3">Ce dialogue est une interview ou l’intervieweur (ou ne sait pas son nom) interroge deux autres hommes, d’abord Pete puis Mike, sur ce que représentent les années 60 pour eux, ce qu’ils en retiennent.</text:p>
      <text:p text:style-name="P3">Du coté de Pete, c’est clairement la jeunesse et l’enthousiasme :</text:p>
      <text:p text:style-name="P6">Il qualifie cette époque de pleins de mots synonymes de « excitant ».</text:p>
      <text:p text:style-name="P6">Il énumère beaucoup de nouvelles choses, de choses révolutionnaires, comme la musique populaire, le changement de mode de vie, la liberté sexuelle, la politique.</text:p>
      <text:p text:style-name="P6">Il parle aussi de la mode et du « fashion », autour des mannequins et des photographes.</text:p>
      <text:p text:style-name="P6">De la haute technologie également, comme la télévision en couleur, la radio.</text:p>
      <text:p text:style-name="P6">Il conclut en disant qu’il avait l’impression que « la vie était en train d’évoluer pour nous tous ».</text:p>
      <text:p text:style-name="P7">Du coté de Mike, c’est un peu plus sérieux :</text:p>
      <text:p text:style-name="P6">Il approuve les propos de Pete, que c’était une époque fabuleuse.</text:p>
      <text:p text:style-name="P6">Il dit que l’apparition de la télévision était une révolution, qu’ils regardaient des émissions comme Doctor WHO, en noir et blanc.</text:p>
      <text:p text:style-name="P6">Ensuite, il dit qu’il y a eu la télé en couleur à la fin des années 60, du moins pour les programmes sportifs. Il ajoute cependant que c’était trop cher.</text:p>
      <text:p text:style-name="P6">Puis il parle des voitures, du fait qu’on pouvait avoir notre propre voiture.</text:p>
      <text:p text:style-name="P6">Il termine en disant que ses parents ont passé le permis en 1965, et qu’il a une photo d’eux, fiers de leur voiture dont il cite précisément la marque (que je n’ai pas pu retenir).</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3b30" officeooo:paragraph-rsid="00093b3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ARNIER<text:tab/><text:tab/>Jeudi 6 Décembre 2018</text:p>
        <text:p text:style-name="MP1">Thomas</text:p>
        <text:p text:style-name="MP1">TS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4:04:41.302000000</meta:creation-date>
    <dc:date>2018-12-06T14:32:09.180000000</dc:date>
    <meta:editing-duration>PT1M37S</meta:editing-duration>
    <meta:editing-cycles>2</meta:editing-cycles>
    <meta:generator>LibreOffice/5.1.6.2$Windows_x86 LibreOffice_project/07ac168c60a517dba0f0d7bc7540f5afa45f0909</meta:generator>
    <meta:document-statistic meta:table-count="0" meta:image-count="0" meta:object-count="0" meta:page-count="1" meta:paragraph-count="18" meta:word-count="266" meta:character-count="1494" meta:non-whitespace-character-count="1245"/>
  </office:meta>
</office:document-meta>
</file>